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bbe5"/>
    </style:style>
    <style:style style:name="P2" style:family="paragraph" style:parent-style-name="Standard">
      <style:paragraph-properties fo:text-align="justify" style:justify-single-word="false"/>
      <style:text-properties officeooo:rsid="001b4572" officeooo:paragraph-rsid="001b4572"/>
    </style:style>
    <style:style style:name="P3" style:family="paragraph" style:parent-style-name="Standard">
      <style:paragraph-properties fo:text-align="justify" style:justify-single-word="false"/>
      <style:text-properties officeooo:rsid="001c264f" officeooo:paragraph-rsid="001c264f"/>
    </style:style>
    <style:style style:name="P4" style:family="paragraph" style:parent-style-name="Standard">
      <style:paragraph-properties fo:text-align="justify" style:justify-single-word="false"/>
      <style:text-properties style:font-name="Courier 10 Pitch" officeooo:rsid="001c264f" officeooo:paragraph-rsid="001c264f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10 Pitch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10 Pitch" officeooo:rsid="004ad741" officeooo:paragraph-rsid="004ad741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10 Pitch" officeooo:rsid="00573534" officeooo:paragraph-rsid="00573534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a9b43" officeooo:paragraph-rsid="002a9b43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c9b34" officeooo:paragraph-rsid="002c9b34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c9b34" officeooo:paragraph-rsid="002e6bb3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c9b34" officeooo:paragraph-rsid="002fb0f9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7788" officeooo:paragraph-rsid="002d7788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e6bb3" officeooo:paragraph-rsid="002e6bb3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fb0f9" officeooo:paragraph-rsid="002fb0f9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16711" officeooo:paragraph-rsid="00316711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4e67a" officeooo:paragraph-rsid="0034e67a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5b473" officeooo:paragraph-rsid="0045b473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77eca" officeooo:paragraph-rsid="00477eca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4ad741" officeooo:paragraph-rsid="004ad741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55c7cc" officeooo:paragraph-rsid="0055c7cc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5746a5" officeooo:paragraph-rsid="005746a5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5746a5" officeooo:paragraph-rsid="005746a5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59eec6" officeooo:paragraph-rsid="0059eec6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ourier 10 Pitch" officeooo:rsid="0059eec6" officeooo:paragraph-rsid="0059ee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bbe5" style:font-weight-asian="bold" style:font-weight-complex="bold"/>
    </style:style>
    <style:style style:name="T3" style:family="text">
      <style:text-properties officeooo:rsid="001d9a84"/>
    </style:style>
    <style:style style:name="T4" style:family="text">
      <style:text-properties officeooo:rsid="0020484d"/>
    </style:style>
    <style:style style:name="T5" style:family="text">
      <style:text-properties style:font-name="Courier 10 Pitch" officeooo:rsid="0020484d"/>
    </style:style>
    <style:style style:name="T6" style:family="text">
      <style:text-properties officeooo:rsid="0021bbe5"/>
    </style:style>
    <style:style style:name="T7" style:family="text">
      <style:text-properties officeooo:rsid="0023a3c5"/>
    </style:style>
    <style:style style:name="T8" style:family="text">
      <style:text-properties fo:color="#00cc00"/>
    </style:style>
    <style:style style:name="T9" style:family="text">
      <style:text-properties fo:color="#00cc00" officeooo:rsid="0023a3c5"/>
    </style:style>
    <style:style style:name="T10" style:family="text">
      <style:text-properties officeooo:rsid="002f1017"/>
    </style:style>
    <style:style style:name="T11" style:family="text">
      <style:text-properties officeooo:rsid="002fb0f9"/>
    </style:style>
    <style:style style:name="T12" style:family="text">
      <style:text-properties officeooo:rsid="00324e02"/>
    </style:style>
    <style:style style:name="T13" style:family="text">
      <style:text-properties fo:font-variant="normal" fo:text-transform="none" fo:color="#000000" fo:letter-spacing="normal" officeooo:rsid="0034e67a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34e67a" style:font-size-asian="12pt" style:font-size-complex="12pt"/>
    </style:style>
    <style:style style:name="T15" style:family="text">
      <style:text-properties fo:color="#ff0000"/>
    </style:style>
    <style:style style:name="T16" style:family="text">
      <style:text-properties fo:color="#ff0000" officeooo:rsid="0035ebdc"/>
    </style:style>
    <style:style style:name="T17" style:family="text">
      <style:text-properties fo:color="#ff0000" officeooo:rsid="005b69e2"/>
    </style:style>
    <style:style style:name="T18" style:family="text">
      <style:text-properties officeooo:rsid="0035ebdc"/>
    </style:style>
    <style:style style:name="T19" style:family="text">
      <style:text-properties officeooo:rsid="0038947f"/>
    </style:style>
    <style:style style:name="T20" style:family="text">
      <style:text-properties officeooo:rsid="003962f4"/>
    </style:style>
    <style:style style:name="T21" style:family="text">
      <style:text-properties officeooo:rsid="003f1e7c"/>
    </style:style>
    <style:style style:name="T22" style:family="text">
      <style:text-properties officeooo:rsid="0048ab5b"/>
    </style:style>
    <style:style style:name="T23" style:family="text">
      <style:text-properties officeooo:rsid="004bcecf"/>
    </style:style>
    <style:style style:name="T24" style:family="text">
      <style:text-properties officeooo:rsid="00576202"/>
    </style:style>
    <style:style style:name="T25" style:family="text">
      <style:text-properties officeooo:rsid="005b69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nk_directories</text:span>: указывает директорию, в которой компоновщик будет искать библиотеки.</text:p>
      <text:p text:style-name="P4">link_directories(directory1 directory2 …)</text:p>
      <text:p text:style-name="P3"><text:tab/>Указание путей, в которых компоновщик должен искать библиотеки. Команда будет применяться только к целям, созданным после её вызова. <text:span text:style-name="T3">По историческим причинам относительные пути, заданные в этой команде, передаются компоновщику без изменений (в отличие от многих команд CMake, которые интерпретируют их относительно текущего исходного каталога). </text:span></text:p>
      <text:p text:style-name="P3"><text:tab/><text:span text:style-name="T4">Заметьте, что эта команда редко необходима. Расположение библиотек, возвращаемых </text:span><text:span text:style-name="T5">find_package()</text:span><text:span text:style-name="T4"> и </text:span><text:span text:style-name="T5">find_library()</text:span><text:span text:style-name="T4"> представляют собой абсолютные пути. Передайте эти пути прямо в команду </text:span><text:span text:style-name="T5">target_link_libraries()</text:span><text:span text:style-name="T4">. <text:s/>CMake гарантирует, что компоновщик найдет их.</text:span></text:p>
      <text:p text:style-name="P3"/>
      <text:p text:style-name="P1"><text:span text:style-name="T2">find_library</text:span><text:span text:style-name="T6">: ищет библиотеку.</text:span></text:p>
      <text:p text:style-name="P5">find_library(&lt;VAR&gt; name1 [path1 path2 ...])</text:p>
      <text:p text:style-name="P8"><text:tab/><text:span text:style-name="T7">Это укороченная сигнатура команды, которая в большинстве случаев является достаточной. Команда используется для поиска библиотеки. В кэше создается запись с именем &lt;VAR&gt; для сохранения результата этой команды. Если библиотека была найдена, результат сохраняется в переменную и поиск больше производиться не будет до тех пор, пока эта переменная не будет очищена. Если ничего не найдено, результат будет &lt;VAR&gt;-NOTFOUND, и в следующий раз при вызове find_library, будет произведена повторная попытка поиска с той же переменной. Имя искомой библиотеки указывается именами, перечисленными после аргумента NAMES (</text:span><text:span text:style-name="T9">NB: видимо это сделано на случай, когда библиотека может называться по разному, аргумент NAMES присутствует только в полной сигнатуре (см. документацию)</text:span><text:span text:style-name="T7">). Дополнительные пути поиска могут быть указаны после аргумента PATHS.</text:span></text:p>
      <text:p text:style-name="P8"/>
      <text:p text:style-name="P9">Если указан NO_DEFAULT_PATH, то к поиску не добавляется никаких дополнительных путей (<text:span text:style-name="T8">NB: это может понадобиться при поиске стандартных библиотек, но в нестандартных директориях</text:span>). Если NO_DEFAULT_PATH не указан, процесс поиска производится в следующем порядке:</text:p>
      <text:p text:style-name="P10">1. Пути поиска указаны кэше переменных cmake. Они предназначены для использования в командной строке с -DVAR=value. Это может быть пропущено, если передано NO_CMAKE_PATH.</text:p>
      <text:p text:style-name="P10">&lt;prefix&gt;/lib/&lt;arch&gt;, если CMAKE_LIBRARY_ARCHITECTURE установлена, и </text:p>
      <text:p text:style-name="P10">&lt;prefix&gt;/lib для каждого &lt;prefix&gt; в CMAKE_PREFIX_PATH.</text:p>
      <text:p text:style-name="P10">CMAKE_LIBRARY_PATH</text:p>
      <text:p text:style-name="P10">CMAKE_FRAMEWORK_PATH</text:p>
      <text:p text:style-name="P13">2. Пути поиска указаны в переменных окружения cmake. Они предназначены для установки в настройке командной оболочки пользователя. Это может быть пропущено, если передано NO_CMAKE_ENVIRONMENT_PATH.</text:p>
      <text:p text:style-name="P11">&lt;prefix&gt;/lib/&lt;arch&gt;, если CMAKE_LIBRARY_ARCHITECTURE установлена, и </text:p>
      <text:p text:style-name="P11">&lt;prefix&gt;/lib для каждого &lt;prefix&gt; в CMAKE_PREFIX_PATH.</text:p>
      <text:p text:style-name="P11">CMAKE_LIBRARY_PATH</text:p>
      <text:p text:style-name="P11">CMAKE_FRAMEWORK_PATH</text:p>
      <text:p text:style-name="P14">3. Ищет пути, указанные в опции HINTS. Это должны быть пути, вычисляемые системой introspection, например подсказка, предоставляемая расположением другим уже найденным <text:soft-page-break/>элементом. <text:span text:style-name="T10">Жестко-закодированные предположения должны быть указаны с помощью опции PATHS.</text:span></text:p>
      <text:p text:style-name="P15">4. Ищет на основе стандартных переменных окружения. Это может быть пропущено, если передано NO_SYSTEM_ENVIRONMENT_PATH.</text:p>
      <text:p text:style-name="P15">PATH</text:p>
      <text:p text:style-name="P15">LIB</text:p>
      <text:p text:style-name="P15">5. Ищет на основе переменных cmake, определенных в Platform файлах для текущей системы. Это может быть пропущено, если передано NO_CMAKE_SYSTEM_PATH.</text:p>
      <text:p text:style-name="P12">&lt;prefix&gt;/lib/&lt;arch&gt;, если CMAKE_LIBRARY_ARCHITECTURE установлена, и </text:p>
      <text:p text:style-name="P12">&lt;prefix&gt;/lib для каждого &lt;prefix&gt; в CMAKE_<text:span text:style-name="T11">SYSTEM_</text:span>PREFIX_PATH.</text:p>
      <text:p text:style-name="P12">CMAKE_<text:span text:style-name="T11">SYSTEM_</text:span>LIBRARY_PATH</text:p>
      <text:p text:style-name="P12">CMAKE_<text:span text:style-name="T11">SYSTEM_</text:span>FRAMEWORK_PATH</text:p>
      <text:p text:style-name="P16">6. Ищет в путях, указанных опцией PATHS или в короткой версии команды. Это обычно для жестко-закодированных предположений. <text:span text:style-name="T12">&lt;...&gt;</text:span></text:p>
      <text:p text:style-name="P16"/>
      <text:p text:style-name="P17"><text:span text:style-name="T1">find_package</text:span>: Загружает настройки для внешнего проекта.</text:p>
      <text:p text:style-name="P5"><text:span text:style-name="T13"><text:s text:c="2"/></text:span><text:span text:style-name="T14">f</text:span>ind_package(&lt;package&gt; [version] [EXACT] [QUIET] [MODULE]</text:p>
      <text:p text:style-name="P5"><text:s text:c="15"/>[REQUIRED] [[COMPONENTS] [components...]]</text:p>
      <text:p text:style-name="P5"><text:s text:c="15"/>[OPTIONAL_COMPONENTS components...]</text:p>
      <text:p text:style-name="P5"><text:s text:c="15"/>[NO_POLICY_SCOPE])</text:p>
      <text:p text:style-name="P17">Ищет и загружает настройки (settings) из внешнего проекта. Для индикации был ли найден пакет, будет установлена переменная <text:span text:style-name="T15">&lt;package&gt;_FOUND</text:span>. <text:span text:style-name="T18">Когда пакет найден, специфичная для него информация предоставляется через переменные, задокументированные самим пакетом. <text:s/>Опция </text:span><text:span text:style-name="T16">QUIET</text:span><text:span text:style-name="T18"> запрещает сообщения, если пакет не может быть найден. Опция </text:span><text:span text:style-name="T16">MODULE</text:span><text:span text:style-name="T18"> запрещает вторую сигнатуру, приведенную ниже. Опция </text:span><text:span text:style-name="T16">REQUIRED</text:span><text:span text:style-name="T18"> останавливает обработку с сообщением об ошибке, если пакет не может быть найден.</text:span></text:p>
      <text:p text:style-name="P17"><text:tab/><text:span text:style-name="T19">Специфичный для пакета список требуемых компонентов может быть перечислен после опции COMPONENTS (или после опции REQUIRED, если она присутствует). Дополнительные опциональные компоненты могут быть перечислены после OPTIONAL_COMPONENTS. Доступные компоненты и их влияние на то, считается ли пакет найденным, определяются целевым пакетом. </text:span></text:p>
      <text:p text:style-name="P17"><text:tab/><text:span text:style-name="T20">Аргумент [version] запрашивает версию, с которой должен быть совместим найденный пакет (версия записывается в формате major[.minor[.patch[.tweak]]]). Опция EXACT требует, чтобы версия соответствовала точно. Если в find-модуле не указывается список [версия] и/или список компонентов передается рекурсивному вызову внутри find-модуля, соответствующие аргументы автоматически перенаправляются из внешнего вызова (включая флаг EXACT для [version]). Поддержка версий в настоящее время предоставляется только по принципу «пакет-за-пакетом» (подробнее см. ниже).</text:span></text:p>
      <text:p text:style-name="P17"><text:tab/><text:span text:style-name="T21">Пользовательский код обычно должен искать пакеты, используя вышеуказанную простую сигнатуру. Оставшаяся часть этой документации команды описывает полную сигнатуру команды и детали поиска. Разработчикам проектов, желающим предоставить пакет, который может быть найден этой командой, рекомендуется читать дальше.</text:span></text:p>
      <text:p text:style-name="P17"/>
      <text:p text:style-name="P17"/>
      <text:p text:style-name="P18"><text:soft-page-break/><text:span text:style-name="T1">message</text:span>: Показать сообщение пользователю.</text:p>
      <text:p text:style-name="P8">message([STATUS|WARNING|AUTHOR_WARNING|FATAL_ERROR|SEND_ERROR]</text:p>
      <text:p text:style-name="P8"><text:s text:c="10"/>"message to display" ...)</text:p>
      <text:p text:style-name="P19">Опциональные ключевые слова определяют тип сообщения:</text:p>
      <text:p text:style-name="P19">(none) = Важная информация.</text:p>
      <text:p text:style-name="P19">STATUS = Случайная информация.</text:p>
      <text:p text:style-name="P19">WARNING = Предупреждение CMake, продолжить обработку.</text:p>
      <text:p text:style-name="P19">AUTHOR_WARNING = Предупреждение CMake от разработчика, продолжить обработку.</text:p>
      <text:p text:style-name="P19">SEND_ERROR = Ошибка CMake, продолжить, но пропустить генерацию.</text:p>
      <text:p text:style-name="P19">FATAL_ERROR = Ошибка CMake, остановить всю обработку.</text:p>
      <text:p text:style-name="P19"><text:tab/><text:span text:style-name="T22">Утилита командной строки CMake показывает STATUS сообщения в stdout и все другие типы сообщений в stderr. CMake GUI показывает все сообщения в его лог-области. Интерактивные диалоги (ccmake и CMakeSetup)</text:span></text:p>
      <text:p text:style-name="P19"/>
      <text:p text:style-name="P20"><text:span text:style-name="T1">include_directories</text:span>: Добавить директорию заголовочных файлов к сборке.</text:p>
      <text:p text:style-name="P6">include_directories([AFTER|BEFORE] [SYSTEM] dir1 dir2 …)</text:p>
      <text:p text:style-name="P20"><text:tab/>Добавляет заданную директорию <text:span text:style-name="T23">к тем, что компилятор использует для поиска заголовочных файлов. Эти директории добавляются к свойству директории INCLUDE_DIRECTORIES для текущего файла CMakeLists.txt. Они также добавляются к свойству цели INCLUDE_DIRECTORIES для каждой цели в текущем файле CMakeLists.txt. Значения свойств целей — это те, что используются генераторами. По умолчанию, директории добавляются в текущий список директорий. Это поведение по умолчанию можно изменить, установив CMAKE_INCLUDE_DIRECTORIES_BEFORE в значение ON. С помощью явного указания AFTER или BEFORE, вы можете выбирать между добавлением и prepending, независимо от значения по умолчанию. Если задана опция SYSTEM, компилятору будет сказано, что каталоги предназначены для использования в качестве системной include-директории на некоторых платформах.</text:span></text:p>
      <text:p text:style-name="P20"/>
      <text:p text:style-name="P21"><text:span text:style-name="T1">add_subdirectory</text:span>: добавить под-директорию к сборке.</text:p>
      <text:p text:style-name="P7">add_subdirectory(source_dir [binary_dir] </text:p>
      <text:p text:style-name="P7"><text:s text:c="19"/>[EXCLUDE_FROM_ALL])</text:p>
      <text:p text:style-name="P22">source_dir определяет директорию, в которой находится файл CMakeLists.txt и файлы исходного кода. Если это относительный путь, то он задается относительно текущей директории (что обычно и используется). Но он также может быть абсолютным путем. binary_dir указывет директорию, в которую необходимо поместить выходные файлы. Если это относительный путь, то он задается относительно текущей выходной директории. Но он также может быть абсолютным путем. Если binary_dir не указана, будет использоваться значение source_dir перед расширением какого-либо относительного пути (что обычно и используется). CMakeLists.txt файл в указанной директории исходников будет обработан немедленно CMake-ом до того, как <text:span text:style-name="T24">будет продолжена обработка текущего входного файла далее, после этой команды.</text:span></text:p>
      <text:p text:style-name="P22"/>
      <text:p text:style-name="P22"/>
      <text:p text:style-name="P22"/>
      <text:p text:style-name="P24"><text:soft-page-break/><text:span text:style-name="T1">aux_source_directory</text:span>: найти все исходники в директории.</text:p>
      <text:p text:style-name="P25">aux_source_directory(&lt;dir&gt; &lt;variable&gt;)</text:p>
      <text:p text:style-name="P24"><text:tab/>Собирает имена всех исходных файлов в указанном каталоге и сохраняет список в предоставленной переменной &lt;variable&gt;. Эта команда предназначена для использования проектами, использующими явное инстанцирование шаблона. <text:span text:style-name="T25">Файлы экземпляров шаблонов могут быть сохранены в подкаталоге и автоматически собраны с помощью этой команды, чтобы избежать ручного перечисления всех экземпляров. Заманчиво использовать эту команду, чтобы избежать перечисления списка исходных файлов для библиотеки или исполняемого файла. Хотя это вроде бы и работает, </text:span><text:span text:style-name="T17">CMake не может генерировать систему сборки, которая знает, когда был добавлен новый исходный файл</text:span><text:span text:style-name="T25">. Обычно, сгенерированная система сборки знает, когда ей нужно перезапустить CMake, потому что файл CMakeLists.txt был изменен при добавлении нового файла исходного кода. Когда исходник просто добавлен в каталог без изменения этого файла, нужно вручную перезапустить CMake для генерации системы сборки, включающей новый добавленный файл.</text:span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20:39:39.940789377</meta:creation-date>
    <dc:date>2017-08-15T13:42:53.806869717</dc:date>
    <meta:editing-duration>PT10H6M48S</meta:editing-duration>
    <meta:editing-cycles>67</meta:editing-cycles>
    <meta:generator>LibreOffice/5.1.6.2$Linux_X86_64 LibreOffice_project/10m0$Build-2</meta:generator>
    <meta:document-statistic meta:table-count="0" meta:image-count="0" meta:object-count="0" meta:page-count="4" meta:paragraph-count="58" meta:word-count="1064" meta:character-count="8989" meta:non-whitespace-character-count="7889"/>
  </office:meta>
</office:document-meta>
</file>